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normal" officeooo:rsid="000fe5dc" officeooo:paragraph-rsid="000fe5dc" style:font-weight-asian="normal" style:font-name-complex="Arial" style:font-weight-complex="normal"/>
    </style:style>
    <style:style style:name="P4" style:family="paragraph" style:parent-style-name="Standard">
      <style:text-properties style:font-name="Arial" fo:font-weight="normal" officeooo:paragraph-rsid="00118b0b" style:font-weight-asian="normal" style:font-name-complex="Arial" style:font-weight-complex="normal"/>
    </style:style>
    <style:style style:name="P5" style:family="paragraph" style:parent-style-name="Standard">
      <style:text-properties style:font-name="Arial" fo:font-weight="normal" officeooo:paragraph-rsid="0011f03b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rsid="001352d2" officeooo:paragraph-rsid="001352d2" style:font-weight-asian="normal" style:font-name-complex="Ari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10" style:family="paragraph" style:parent-style-name="Standard">
      <style:text-properties style:font-name="Arial" fo:font-weight="normal" officeooo:paragraph-rsid="00192dd9" style:font-weight-asian="normal" style:font-name-complex="Arial" style:font-weight-complex="norm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192dd9" style:font-weight-asian="normal" style:font-name-complex="Arial" style:font-weight-complex="normal"/>
    </style:style>
    <style:style style:name="T3" style:family="text">
      <style:text-properties officeooo:rsid="0011353b"/>
    </style:style>
    <style:style style:name="T4" style:family="text">
      <style:text-properties officeooo:rsid="00118b0b"/>
    </style:style>
    <style:style style:name="T5" style:family="text">
      <style:text-properties officeooo:rsid="0011f03b"/>
    </style:style>
    <style:style style:name="T6" style:family="text">
      <style:text-properties officeooo:rsid="001352d2"/>
    </style:style>
    <style:style style:name="T7" style:family="text">
      <style:text-properties officeooo:rsid="0016562f"/>
    </style:style>
    <style:style style:name="T8" style:family="text">
      <style:text-properties officeooo:rsid="0017412a"/>
    </style:style>
    <style:style style:name="T9" style:family="text">
      <style:text-properties officeooo:rsid="00192d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ome do Caso de Uso: </text:span><text:span text:style-name="T2">Sensor PIR.</text:span></text:p>
      <text:p text:style-name="P1"/>
      <text:p text:style-name="P1">Descrição: </text:p>
      <text:p text:style-name="P3">Este caso de uso se inicia <text:span text:style-name="T9">quando o sensor PIR identifica movimento.</text:span></text:p>
      <text:p text:style-name="P1"/>
      <text:p text:style-name="P1">Eventos: </text:p>
      <text:p text:style-name="P2">- <text:span text:style-name="T9">Sensor PIR identifica movimento.</text:span></text:p>
      <text:p text:style-name="P1"/>
      <text:p text:style-name="P1">Atores:</text:p>
      <text:p text:style-name="P2">- <text:span text:style-name="T9">Sensor PIR.</text:span></text:p>
      <text:p text:style-name="P1"/>
      <text:p text:style-name="P1">Pré-<text:span text:style-name="T8">c</text:span>ondições:</text:p>
      <text:p text:style-name="P2">- <text:span text:style-name="T9">Status do alarme ativo.</text:span></text:p>
      <text:p text:style-name="P2"/>
      <text:p text:style-name="P1">Pós-Condições:</text:p>
      <text:p text:style-name="P1">1. Conclusões com sucesso:</text:p>
      <text:p text:style-name="P2">- <text:span text:style-name="T9">Envio de notificação de disparo do alarme para os usuários do sistema.</text:span></text:p>
      <text:p text:style-name="P2">- <text:span text:style-name="T7">Alteração do status do alarme.</text:span></text:p>
      <text:p text:style-name="P1">2. Conclusões sem sucesso:</text:p>
      <text:p text:style-name="P10">- <text:span text:style-name="T9">Não é enviada notificação de disparo.</text:span></text:p>
      <text:p text:style-name="P2">- <text:span text:style-name="T7">Status do alarme não é alterado.</text:span></text:p>
      <text:p text:style-name="P2"/>
      <text:p text:style-name="P1">Fluxo básico:</text:p>
      <text:p text:style-name="P2"/>
      <text:p text:style-name="P2">1. <text:span text:style-name="T9">Sensor PIR identifica movimento.</text:span></text:p>
      <text:p text:style-name="P4"><text:span text:style-name="T4">2.</text:span> <text:span text:style-name="T9">Envio de notificação.</text:span></text:p>
      <text:p text:style-name="P2"><text:span text:style-name="T4">3</text:span>. <text:span text:style-name="T9">Alteração do status para “Alarme Disparado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dc:date>2020-03-16T22:40:36.091000000</dc:date>
    <meta:editing-duration>PT57M12S</meta:editing-duration>
    <meta:editing-cycles>12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20" meta:word-count="96" meta:character-count="575" meta:non-whitespace-character-count="497"/>
  </office:meta>
</office:document-meta>
</file>